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6">
      <style:text-properties officeooo:rsid="00028c20" officeooo:paragraph-rsid="00028c20"/>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6">
      <style:text-properties officeooo:paragraph-rsid="00028c20"/>
    </style:style>
    <style:style style:name="P6" style:family="paragraph" style:parent-style-name="Standard" style:list-style-name="L8"/>
    <style:style style:name="T1" style:family="text">
      <style:text-properties fo:font-variant="normal" fo:text-transform="none" fo:color="#24292e" style:font-name="apple-system" fo:font-size="12pt" fo:letter-spacing="normal" fo:font-style="normal" fo:font-weight="normal"/>
    </style:style>
    <style:style style:name="T2" style:family="text">
      <style:text-properties fo:font-variant="normal" fo:text-transform="none" fo:color="#24292e" style:font-name="apple-system" fo:font-size="12pt" fo:letter-spacing="normal" fo:font-style="normal" fo:font-weight="bold"/>
    </style:style>
    <style:style style:name="T3" style:family="text">
      <style:text-properties fo:font-variant="normal" fo:text-transform="none" fo:color="#24292e" fo:font-size="12pt" fo:letter-spacing="normal" fo:font-style="normal" fo:font-weight="normal"/>
    </style:style>
    <style:style style:name="T4" style:family="text">
      <style:text-properties fo:font-variant="normal" fo:text-transform="none" fo:color="#24292e" fo:font-size="12pt" fo:letter-spacing="normal" fo:font-style="normal" fo:font-weight="bold"/>
    </style:style>
    <style:style style:name="T5" style:family="text">
      <style:text-properties fo:font-variant="normal" fo:text-transform="none" fo:color="#24292e" style:font-name="Liberation Serif" fo:font-size="12pt" fo:letter-spacing="normal" fo:font-style="normal" fo:font-weight="normal"/>
    </style:style>
    <style:style style:name="T6" style:family="text">
      <style:text-properties fo:font-variant="normal" fo:text-transform="none" fo:color="#24292e" style:font-name="Liberation Serif" fo:font-size="12pt" fo:letter-spacing="normal" fo:font-style="normal" fo:font-weight="bold"/>
    </style:style>
    <style:style style:name="T7" style:family="text">
      <style:text-properties officeooo:rsid="0001b30c"/>
    </style:style>
    <style:style style:name="T8" style:family="text">
      <style:text-properties officeooo:rsid="00028c20"/>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 kata Gilded Rose</text:p>
      <text:p text:style-name="Standard">Tenemos un sistema de inventario desarrollado por un tipo un tanto peculiar y con poco sentido común llamado Leeory, ahora esta persiguiendo nuevas aventuras!, tanta paz lleves como descanso dejas amigo Leeroy!. Tu tarea consiste en añadir una nueva funcionalidad al sistema para que podamos empezar a vender una nueva categoría de items. Para empezar una pequeña introducción a nuestro sistema:</text:p>
      <text:list xml:id="list820920813" text:style-name="L1">
        <text:list-item>
          <text:p text:style-name="P2">Todos los items tienen una fecha de venta, SellIn , que especifica el número de días que tenemos para vender el item.</text:p>
        </text:list-item>
        <text:list-item>
          <text:p text:style-name="P2">Todos los items tienen una calidad , Quality , que especifica el valor que tiene un item.</text:p>
        </text:list-item>
        <text:list-item>
          <text:p text:style-name="P2">Al final del día el sistema reduce los valores para los dos valores de cada item.</text:p>
        </text:list-item>
      </text:list>
      <text:p text:style-name="Standard">Simple ¿no?, ahora empieza lo interesante:</text:p>
      <text:list xml:id="list3053884547" text:style-name="L2">
        <text:list-item>
          <text:p text:style-name="P3">Los items degradan la calidad en una unidad por cada actualización, <text:span text:style-name="T7">cada vez que se ejecuta el método “updateQuality”.</text:span></text:p>
        </text:list-item>
        <text:list-item>
          <text:p text:style-name="P3">Cuando la fecha de venta <text:span text:style-name="T8">h</text:span>a pasado, la calidad degrada al doble de velocidad.</text:p>
        </text:list-item>
        <text:list-item>
          <text:p text:style-name="P3">La calidad de un item no es nunca negativa.</text:p>
        </text:list-item>
        <text:list-item>
          <text:p text:style-name="P3">El item "aged brie" incrementa su calidad en lugar de decrementarla según pasan los días.</text:p>
        </text:list-item>
        <text:list-item>
          <text:p text:style-name="P3">La calidad de un item nunca es mayor de 50.</text:p>
        </text:list-item>
        <text:list-item>
          <text:p text:style-name="P3">El item "Sulfuras" <text:span text:style-name="T7">(nombre completo “Sulfuras, Hand of Ragnaros”)</text:span>, nuestro articulo más legendario!, nunca debe venderse ni disminuye su calidad.</text:p>
        </text:list-item>
        <text:list-item>
          <text:p text:style-name="P3">los "backstage passes" <text:span text:style-name="T7">(nombre completo “Backstage passes to a TAFKAL80ETC concert”) </text:span>incrementan su calidad conforme se aproxima la fecha de venta. La calidad se incrementa por dos cuando quedan 10 días o menos para el concierto, por 3 cuando quedan 5 días o menos. Sin embargo la calidad disminuye a 0 después del concierto.</text:p>
          <text:p text:style-name="P3"/>
        </text:list-item>
      </text:list>
      <text:p text:style-name="Standard">Hemos firmado un n<text:span text:style-name="T8">u</text:span>evo acuerdo para vender items "conjured", sin embargo necesitamos un cambio en el sistema:</text:p>
      <text:list xml:id="list70248312" text:style-name="L3">
        <text:list-item>
          <text:p text:style-name="P4">Los items "conjured" disminuyen de calidad el doble de rápido que el resto.</text:p>
        </text:list-item>
      </text:list>
      <text:p text:style-name="Standard"><text:span text:style-name="T5"/></text:p>
      <text:p text:style-name="Standard"><text:span text:style-name="T5">Por supuesto puedes hacer cualquier cambio al método updateQuality si lo consideras necesario mientras que todo siga funcionando claro esta!. Sin embargo, </text:span><text:span text:style-name="Strong_20_Emphasis"><text:span text:style-name="T6">hay dos cosas que no puedes hacer</text:span></text:span><text:span text:style-name="T5">:</text:span></text:p>
      <text:list xml:id="list4195750811" text:style-name="L8">
        <text:list-item>
          <text:p text:style-name="P6"><text:span text:style-name="Strong_20_Emphasis"><text:span text:style-name="T6">Cambiar el interfaz </text:span></text:span><text:span text:style-name="T5">y la forma de uso de GildedRose (la función update_quality), es fea, lo sabemos, pero tenemos muchos sistemas que la utilizan y no vamos a cambiarlos todos ahora!</text:span></text:p>
        </text:list-item>
        <text:list-item>
          <text:p text:style-name="P6"><text:span text:style-name="Strong_20_Emphasis"><text:span text:style-name="T6">¡No puedes tocar la clase item!</text:span></text:span><text:span text:style-name="T5">. Pertenece a una especie de goblin asesino que no cree en cosas como la propiedad colectiva del código.</text:span></text:p>
        </text:list-item>
      </text:list>
      <text:p text:style-name="Standard"/>
      <text:p text:style-name="Standard">Hay cosas que debes hacer <text:span text:style-name="T8">antes de modificar el código</text:span>:</text:p>
      <text:list xml:id="list3098063357" text:style-name="L6">
        <text:list-item>
          <text:p text:style-name="P1">Codificar los tests que confirman que se están cumpliendo los requisitos preestablecidos. No debes hacer nada hasta que estos tests estén en verde.</text:p>
        </text:list-item>
        <text:list-item>
          <text:p text:style-name="P5"><text:span text:style-name="T8">Codificar los tests necesarios para el nuevo requisito. Este test debe quedar en roj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8T07:07:48.121678510</meta:creation-date>
    <dc:date>2020-03-18T07:44:17.412441655</dc:date>
    <meta:editing-duration>PT13M13S</meta:editing-duration>
    <meta:editing-cycles>2</meta:editing-cycles>
    <meta:generator>LibreOffice/6.0.7.3$Linux_X86_64 LibreOffice_project/00m0$Build-3</meta:generator>
    <meta:document-statistic meta:table-count="0" meta:image-count="0" meta:object-count="0" meta:page-count="1" meta:paragraph-count="22" meta:word-count="444" meta:character-count="2576" meta:non-whitespace-character-count="2169"/>
  </office:meta>
</office:document-meta>
</file>